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Text">
      <style:paragraph-properties fo:margin-top="0cm" fo:margin-bottom="0.199cm" fo:line-height="100%"/>
    </style:style>
    <style:style style:name="P2" style:family="paragraph" style:parent-style-name="Datum">
      <style:text-properties fo:font-weight="normal" style:font-weight-asian="normal" style:font-weight-complex="normal"/>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Absender_5f_im_5f_Empfängerfeld">
      <style:text-properties style:font-name="Nimbus Roman No9 L3"/>
    </style:style>
    <style:style style:name="P6" style:family="paragraph" style:parent-style-name="Text">
      <style:paragraph-properties fo:margin-top="0cm" fo:margin-bottom="0cm" fo:line-height="100%"/>
    </style:style>
    <style:style style:name="P7" style:family="paragraph" style:parent-style-name="Text" style:master-page-name="">
      <style:paragraph-properties fo:line-height="150%" fo:text-align="justify" style:justify-single-word="false"/>
    </style:style>
    <style:style style:name="P8" style:family="paragraph" style:parent-style-name="Text">
      <style:paragraph-properties fo:line-height="150%" fo:text-align="start"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style:font-name-asian="Garamond" style:font-name-complex="Garamond"/>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3" text:anchor-type="paragraph" svg:x="8.292cm" svg:y="4.981cm" svg:width="7.721cm" draw:z-index="3"><draw:text-box fo:min-height="0.714cm"><text:p text:style-name="P2">12.7.2006</text:p></draw:text-box></draw:frame><draw:frame draw:style-name="fr2" draw:name="Rahmen2" text:anchor-type="paragraph" svg:x="10.204cm" svg:y="0.007cm" svg:width="5.786cm" draw:z-index="2"><draw:text-box fo:min-height="4.494cm"><text:p text:style-name="Sender">Eckhart Arnold<text:line-break/>Leichlinger Straße 6<text:line-break/>40591 Düsseldorf</text:p><text:p text:style-name="Sender"><text:span text:style-name="T1">Tel.: <text:tab/>0211 / 16 75 179<text:line-break/>Mobil:<text:tab/>0179 / 64 50 192<text:line-break/>E-Mail:<text:tab/></text:span><text:a xlink:type="simple" xlink:href="mailto:eckhart_arnold@hotmail.com"><text:span text:style-name="T2">eckhart_arnold@hotmail.com<text:line-break/></text:span></text:a><text:span text:style-name="T1">Web:<text:tab/></text:span><text:a xlink:type="simple" xlink:href="http://www.eckhartarnold.de/"><text:span text:style-name="T2">www.eckhartarnold.de</text:span></text:a></text:p></draw:text-box></draw:frame><draw:frame draw:style-name="fr1" draw:name="Rahmen1" text:anchor-type="paragraph" svg:x="0.025cm" svg:y="0.827cm" svg:width="7.622cm" draw:z-index="1"><draw:text-box fo:min-height="3.24cm"><text:p text:style-name="P3">Hans Kelsen-Institut</text:p><text:p text:style-name="P3">Bundesstiftung</text:p><text:p text:style-name="P3">Gymnasiumstraße 79</text:p><text:p text:style-name="P4">A-1190 Wien</text:p></draw:text-box></draw:frame><draw:frame draw:style-name="fr1" draw:name="Rahmen5" text:anchor-type="paragraph" svg:x="0.023cm" svg:y="0.007cm" svg:width="7.959cm" draw:z-index="0"><draw:text-box fo:min-height="0.854cm"><text:p text:style-name="P5">Eckhart Arnold <text:span text:style-name="T3">·</text:span> Leichlinger Str. 6 · 40591 Düsseldorf</text:p></draw:text-box></draw:frame></text:p>
      <text:p text:style-name="P1">Sehr geehrter Herr Professor Jabloner,</text:p>
      <text:p text:style-name="P6">Sehr geehrter Herr Professor Walter,</text:p>
      <text:p text:style-name="Text"/>
      <text:p text:style-name="P7">Ich freue mich, Ihnen mitteilen zu können, dass Hans Kelsens Voegelin-Kritik „Eine neue Wissenschaft der Politik?“ inzwischen auch in spanischer Übersetzung im Verlag Katz Editores, Buenos Aires erschienen ist. Leider habe ich vom ontos-Verlag nur zwei Beleg-Exemplare bekommen, von denen ich eins gerne selbst behalten wollte. Daher kann ich Ihnen zunächst nur ein einzelnes Buch schicken. Wenn Sie aber noch weitere Exemplare wünschen, werde ich mich gerne darum bemühen.</text:p>
      <text:p text:style-name="P8"/>
      <text:p text:style-name="P8">Mit besten Grüßen</text:p>
      <text:p text:style-name="P8"/>
      <text:p text:style-name="P8"/>
      <text:p text:style-name="P8">Eckhart Arnold</text:p>
      <text:p text:style-name="P8"><text:s text:c="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5-09-28T09:37:04</meta:creation-date>
    <dc:creator>Eckhart Arnold</dc:creator>
    <dc:date>2006-07-12T11:26:59</dc:date>
    <meta:print-date>2005-09-28T12:27:28</meta:print-date>
    <dc:language>de-DE</dc:language>
    <meta:editing-cycles>8</meta:editing-cycles>
    <meta:editing-duration>PT1H36M9S</meta:editing-duration>
    <meta:template xlink:type="simple" xlink:actuate="onRequest" xlink:role="template" xlink:href="/home/eckhart/.openoffice.org%25USERDIR2.0/user/template/Briefkopf_EA.ott" xlink:title="Briefkopf_EA" meta:date="2005-09-28T09:37:03"/>
    <meta:user-defined meta:name="Info 1"/>
    <meta:user-defined meta:name="Info 2"/>
    <meta:user-defined meta:name="Info 3"/>
    <meta:user-defined meta:name="Info 4"/>
    <meta:document-statistic meta:table-count="0" meta:image-count="0" meta:object-count="0" meta:page-count="1" meta:paragraph-count="14" meta:word-count="128" meta:character-count="867"/>
  </office:meta>
</office:document-meta>
</file>